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2.656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avier_phrases_1b_SMK_angla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b_char (C_w)</text:p>
          </table:table-cell>
          <table:table-cell office:value-type="string" calcext:value-type="string">
            <text:p>Freq (F_w)</text:p>
          </table:table-cell>
          <table:table-cell office:value-type="string" calcext:value-type="string">
            <text:p>Nb_scan (S_w)</text:p>
          </table:table-cell>
          <table:table-cell office:value-type="string" calcext:value-type="string">
            <text:p>Nb_act</text:p>
          </table:table-cell>
          <table:table-cell office:value-type="string" calcext:value-type="string">
            <text:p>S_w x F_w</text:p>
          </table:table-cell>
          <table:table-cell office:value-type="string" calcext:value-type="string">
            <text:p>C_w x F_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79" calcext:value-type="float">
            <text:p>2079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82" calcext:value-type="float">
            <text:p>882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68" calcext:value-type="float">
            <text:p>68</text:p>
          </table:table-cell>
          <table:table-cell/>
          <table:table-cell table:formula="of:=SUM([.F2:.F1165])/SUM([.G2:.G1165])" office:value-type="float" office:value="4.86631369953673" calcext:value-type="float">
            <text:p>4,86631369953673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52" calcext:value-type="float">
            <text:p>552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06" calcext:value-type="float">
            <text:p>506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78" calcext:value-type="float">
            <text:p>378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er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nsiv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as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rit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icate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rv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cul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g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e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nigh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l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in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o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den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e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cat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e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i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rv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o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n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o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oug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r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on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hang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enc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t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s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diatel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s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e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e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l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on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wl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y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k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c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et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orrow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igh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t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en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ou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ul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a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nc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mpanie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rd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u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tel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ai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eme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ea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po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rg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gato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tt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os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versar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mor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th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rtme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a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ointme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iration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ul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gnme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men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let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id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one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oq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ck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hroo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m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n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i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iev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ig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a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ges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t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sh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ow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y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th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k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lar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i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pa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i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itali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les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u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leng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cello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c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st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v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l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i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mstanc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c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i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aps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tt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ai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l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ntrat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denti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quenc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deratio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s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s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on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ta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t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wd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w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p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d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ghter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s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sio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i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ruc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il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dro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osaur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lomac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p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st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uragi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veri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ree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gusti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urban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phin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mito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r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way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om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ort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io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phant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ato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uragemen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larg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quett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uall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bod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da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whe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sperat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lle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it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it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anc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inc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ur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urit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l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g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vor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bal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t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tl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u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l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d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i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e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bler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ba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ilock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f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spe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ernment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i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as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a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ce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elin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icappe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s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keep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ina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as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fficie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ustic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pir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ranc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action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i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igat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egul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m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el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s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u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o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g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nd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to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s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er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te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il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es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u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nit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ev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cop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h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hti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or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ion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e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b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h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vo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od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iv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ligation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asion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ean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nder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n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nsiv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mp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s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draw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t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way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i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nut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r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al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iste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omen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graph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as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ic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e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tur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as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ou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c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c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res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rit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aution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ctab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err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ar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ript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c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identi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ide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aili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sso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eto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ster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d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d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nc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atris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log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sh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ck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k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t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i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l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ketbal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dro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l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onal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t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p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ruitme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ngul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ub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re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du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jec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iculou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p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dl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t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me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i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m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nar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enc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c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rt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ver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t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mm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ppe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ghett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acul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c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ll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onfu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lit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ligh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f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mul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nger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pi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division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c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urb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ce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ges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i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m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m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shir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o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llab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path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to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a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ch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me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g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oug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oughl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usa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geth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dow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tion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sur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sur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su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ub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ck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f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nec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cepta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vailab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too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we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ortunat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yc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on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all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i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i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ll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u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ila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im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t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c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er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e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ant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en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p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ow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hf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draw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ness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nderfu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t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o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1T16:22:19.731000000</dc:date>
    <meta:editing-duration>PT14S</meta:editing-duration>
    <meta:editing-cycles>1</meta:editing-cycles>
    <meta:document-statistic meta:table-count="1" meta:cell-count="8156" meta:object-count="0"/>
    <meta:generator>LibreOffice/7.4.3.2$Windows_X86_64 LibreOffice_project/1048a8393ae2eeec98dff31b5c133c5f1d08b890</meta:generator>
  </office:meta>
</office:document-meta>
</file>